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fo:language="uk" fo:country="UA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fo:language="uk" fo:country="UA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language="uk" fo:country="UA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fo:language="uk" fo:country="UA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16" style:family="paragraph" style:parent-style-name="Standard" style:list-style-name="L2">
      <style:paragraph-properties fo:line-height="150%" fo:text-align="justify" style:justify-single-word="false"/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17" style:family="paragraph" style:parent-style-name="Standard" style:list-style-name="L1">
      <style:paragraph-properties fo:line-height="150%"/>
    </style:style>
    <style:style style:name="P18" style:family="paragraph" style:parent-style-name="Header">
      <style:paragraph-properties fo:text-align="end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uk" fo:country="UA" fo:font-weight="normal" style:font-weight-asian="normal" style:font-weight-complex="normal"/>
    </style:style>
    <style:style style:name="T4" style:family="text">
      <style:text-properties fo:language="uk" fo:country="UA" fo:font-style="normal" style:text-underline-style="none" style:font-style-asian="normal" style:font-style-complex="normal"/>
    </style:style>
    <style:style style:name="T5" style:family="text">
      <style:text-properties fo:font-size="14pt" fo:language="uk" fo:country="UA" style:font-size-asian="14pt" style:font-size-complex="14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tyle="normal" style:font-style-asian="normal" style:font-style-complex="italic"/>
    </style:style>
    <style:style style:name="T10" style:family="text">
      <style:text-properties style:font-name="Times New Roman" fo:font-style="normal" fo:font-weight="bold" style:font-style-asian="normal" style:font-weight-asian="bold" style:font-style-complex="italic" style:font-weight-complex="bold"/>
    </style:style>
    <style:style style:name="T11" style:family="text">
      <style:text-properties style:font-name="Times New Roman" fo:font-size="14pt" fo:language="uk" fo:country="UA" style:font-size-asian="14pt" style:font-size-complex="14pt" style:font-style-complex="italic"/>
    </style:style>
    <style:style style:name="T12" style:family="text">
      <style:text-properties style:font-name="Times New Roman" fo:font-size="14pt" fo:language="uk" fo:country="UA" fo:font-weight="bold" style:font-size-asian="14pt" style:font-weight-asian="bold" style:font-size-complex="14pt" style:font-style-complex="italic" style:font-weight-complex="bold"/>
    </style:style>
    <style:style style:name="T13" style:family="text"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text-transform="uppercase" style:font-name="Times New Roman" fo:language="uk" fo:country="UA" fo:font-weight="bold" style:font-weight-asian="bold" style:font-weight-complex="normal"/>
    </style:style>
    <style:style style:name="T15" style:family="text">
      <style:text-properties fo:text-transform="uppercase" style:font-name="Times New Roman" fo:font-weight="bold" style:font-weight-asian="bold"/>
    </style:style>
    <style:style style:name="T16" style:family="text">
      <style:text-properties fo:text-transform="uppercase" style:font-name="Times New Roman" fo:font-style="normal" fo:font-weight="bold" style:font-style-asian="normal" style:font-weight-asian="bold" style:font-style-complex="normal"/>
    </style:style>
    <style:style style:name="T17" style:family="text">
      <style:text-properties fo:text-transform="uppercase" style:font-name="Times New Roman" fo:font-size="14pt" fo:language="uk" fo:country="UA" fo:font-weight="bold" style:font-size-asian="14pt" style:font-weight-asian="bold" style:font-size-complex="14pt"/>
    </style:style>
    <style:style style:name="T18" style:family="text">
      <style:text-properties fo:text-transform="uppercase" style:font-name="Times New Roman" fo:font-size="14pt" fo:language="uk" fo:country="UA" fo:font-weight="bold" style:font-size-asian="14pt" style:font-weight-asian="bold" style:font-size-complex="14pt" style:font-weight-complex="normal"/>
    </style:style>
    <style:style style:name="T19" style:family="text">
      <style:text-properties fo:text-transform="uppercase"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T20" style:family="text">
      <style:text-properties fo:text-transform="uppercase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а, б, .., аа, бб, ... (ru)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озділ <text:span text:style-name="T1">III</text:span></text:p>
      <text:p text:style-name="P1">Аналіз індивідуально-авторської лексики В. Стуса</text:p>
      <text:p text:style-name="P2"/>
      <text:p text:style-name="P3">Філологічна наука накопичила велику кількість теоретичного і фактичного матеріалу, що з певних позицій висвітлює питання неузуальних (оказіональних) одиниць. Проте, незважаючи на поширений характер цього явища, воно поки що не отримало різнобічного, адекватного йому визначення. У словниковій статті енциклопедії „Українська мова” подано досить вузьке визначення оказіоналізму, який кваліфікують як „незвичне, здебільшого експресивно забарвлене слово, утворене з порушенням законів словотворення чи норми мовної й існує лише в певному контексті, у якому воно виникло” [Українська мова: Енциклопедія. – К.: Українська енциклопедія, 2000. – С. 400]. Посилений інтерес вітчизняних і зарубіжних мовознавців до оказіонального матеріалу не означає повний, вичерпний його аналіз.</text:p>
      <text:p text:style-name="P3">По-перше, багато дослідників спирається на факти окремо взятого стилю (переважно художнього, рідше – публіцистичного).</text:p>
      <text:p text:style-name="P3">По-друге, категорію оказіональності обмежують передусім виявом на лексичному рівні.</text:p>
      <text:p text:style-name="P3">По-третє, увагу фокусують насамперед на словотвірному аспекті як механізмі утворення „одноразових” одиниць. </text:p>
      <text:p text:style-name="P3">Водночас оказіональні явища не варто ототожнювати з одноразовим використанням, як не слід обмежувати їх дослідження чи то компетенцією лексикології, чи то компетенцією словотворення. Вони демонструють складні взаємозв’язки різних царин мовознавчої науки, оскільки категорія оказіональності/узуальності може виявлятися на всіх рівнях мовної системи, засвідчуючи актуалізацію лексичних, семантичних, фраземних, морфологічних і синтаксичних потенцій. Такий підхід виводить проблему оказіоналізмів на якісно новий рівень і дає змогу розглядати її крізь призму теорії деривації (у широкому витлумаченні) та теорії дериваційних відношень.</text:p>
      <text:p text:style-name="P3"><text:soft-page-break/>Оказіональна деривація ілюструє те, що стабільність мовної системи є досить гнучкою і що „в чіткі наукові рамки не вдається поставити жодну живу мову. Можна сперечатися про принципи підходу до розв’язання цього питання, але не можна створити систему контролю над мовою, яка функціонувала б точно і безперебійно, як автоматичний електричний вимикач” [Матезиус В. О необходимости стабильности литературного языка: Пер. с чешск. // Пражский лингвистический кружок / Под ред. Н. А. Кондрашова. – М.: Прогресс, 1967. – С. 392]. Якщо такого „вимикача” немає, то закономірною є поява в системі мови нових елементів, що успішно пройшли стадію „узуалізації”, якій передувала оказіональна деривація.</text:p>
      <text:p text:style-name="P11"><text:span text:style-name="T7">[</text:span><text:span text:style-name="T4">Колоїз Ж. В. Українська оказіональна деривація: Монографія. — Київ: Акцент, 2007. — С. 8-9</text:span><text:span text:style-name="T7">]</text:span></text:p>
      <text:p text:style-name="P13"/>
      <text:p text:style-name="P3">Аналізуючи розділ <text:span text:style-name="T1">II, </text:span>де подається словник авторських новотворів письменника, ми робимо такі статистичні висновки:</text:p>
      <text:p text:style-name="P3">Кількість словникових статтей: <text:span text:style-name="T1">~</text:span>21<text:span text:style-name="T1">5</text:span>.</text:p>
      <text:p text:style-name="P3">На основі даних про частиномовну належність та спосіб словотворення ми створили такі діаграми:</text:p>
      <text:p text:style-name="P4"><draw:frame draw:style-name="fr1" draw:name="Объект2" text:anchor-type="paragraph" svg:width="15.998cm" svg:height="8.999cm" draw:z-index="1"><draw:object xlink:href="./Object 2" xlink:type="simple" xlink:show="embed" xlink:actuate="onLoad"/><draw:image xlink:href="./ObjectReplacements/Object 2" xlink:type="simple" xlink:show="embed" xlink:actuate="onLoad"/><svg:desc>диаграмма</svg:desc></draw:frame></text:p>
      <text:p text:style-name="P3"><draw:frame draw:style-name="fr1" draw:name="Объект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text:soft-page-break/>У словнику, який ми уклали найбільшуживаними частинами мови є:</text:p>
      <text:list xml:id="list27163863" text:style-name="L1">
        <text:list-item>
          <text:p text:style-name="P14"><text:span text:style-name="T3">Іменник (138): </text:span><text:span text:style-name="T14">БіЛь-Жадá, Чорновóддя.</text:span></text:p>
        </text:list-item>
        <text:list-item>
          <text:p text:style-name="P15">Прикметник (46): <text:span text:style-name="T15">Всебíдий, Ясноджерéльний.</text:span></text:p>
        </text:list-item>
        <text:list-item>
          <text:p text:style-name="P15">Прислівник (14): <text:span text:style-name="T15">Всевіки, Уводноряд.</text:span></text:p>
        </text:list-item>
        <text:list-item>
          <text:p text:style-name="P17"><text:span text:style-name="T5">Дієслово</text:span><text:span text:style-name="T19"> (9)</text:span><text:span text:style-name="T20">: </text:span><text:span text:style-name="T18">басамáнити, тонкоголóсити.</text:span></text:p>
        </text:list-item>
        <text:list-item>
          <text:p text:style-name="P15">Дієприкметник (4): <text:span text:style-name="T15">Вичамрілий, РозбрÁтаний.</text:span></text:p>
        </text:list-item>
        <text:list-item>
          <text:p text:style-name="P15">Дієприслівник (1): <text:span text:style-name="T16">Всенедочекáвшися</text:span><text:span text:style-name="T15">.</text:span></text:p>
        </text:list-item>
      </text:list>
      <text:p text:style-name="P3"/>
      <text:p text:style-name="P3">Автор найчастіше використовує такі способи словотворення:</text:p>
      <text:list xml:id="list27180723" text:style-name="L2">
        <text:list-item>
          <text:p text:style-name="P16">Основоскладання <text:span text:style-name="T2">(70): </text:span><text:span text:style-name="T15">Всеглядно, Цілосвíт.</text:span></text:p>
        </text:list-item>
        <text:list-item>
          <text:p text:style-name="P16">Зрощення <text:span text:style-name="T2">(59): </text:span><text:span text:style-name="T15">Всебезóдня, Усестрімкий.</text:span></text:p>
        </text:list-item>
        <text:list-item>
          <text:p text:style-name="P16">Префіксальний <text:span text:style-name="T2">(16): </text:span><text:span text:style-name="T15">Нáкрик, Притінь.</text:span></text:p>
        </text:list-item>
        <text:list-item>
          <text:p text:style-name="P16">Суфіксальний <text:span text:style-name="T2">(13): </text:span><text:span text:style-name="T15">Всенищíвність, Тремт.</text:span></text:p>
        </text:list-item>
        <text:list-item>
          <text:p text:style-name="P16">Словоскладання <text:span text:style-name="T2">(11): </text:span><text:span text:style-name="T15">Біль-самотá</text:span><text:span text:style-name="T8">, </text:span><text:span text:style-name="T15">Сто-морóзи.</text:span></text:p>
        </text:list-item>
        <text:list-item>
          <text:p text:style-name="P16">Суфіксально-префіксальний <text:span text:style-name="T2">(4): </text:span><text:span text:style-name="T15">ОвÓгнений, Розпелюстити.</text:span></text:p>
        </text:list-item>
        <text:list-item>
          <text:p text:style-name="P16">Флективний <text:span text:style-name="T2">(1): </text:span><text:span text:style-name="T15">Втéки.</text:span></text:p>
        </text:list-item>
      </text:list>
      <text:p text:style-name="P5"/>
      <text:p text:style-name="P12">Поезія В. Стуса багата на неологізми, утворені поєднанням двох основ <text:soft-page-break/>слів, часто здавалося б протилежних за значенням, які незвично звучать разом, але виразно підкреслюють думки й почуття поета. Несподівані словосполучення, створені шляхом основоскладання і зрощення більш рельєфно передають задум митця, підкреслюють авторські асоціації, підсилюють гостроту думки, наприклад:</text:p>
      <text:p text:style-name="P6"><text:span text:style-name="T17">Смертеіснувáння</text:span><text:span text:style-name="T5"> (п</text:span><text:span text:style-name="T11">охідне від </text:span><text:span text:style-name="T12">смерть</text:span><text:span text:style-name="T11"> і </text:span><text:span text:style-name="T12">існувáння</text:span><text:span text:style-name="T5">);</text:span></text:p>
      <text:p text:style-name="P6"><text:span text:style-name="T17">Життєсмéрть</text:span><text:span text:style-name="T5"> (п</text:span><text:span text:style-name="T11">охідне від </text:span><text:span text:style-name="T12">життя</text:span><text:span text:style-name="T11"> і </text:span><text:span text:style-name="T12">смерть</text:span><text:span text:style-name="T5">);</text:span></text:p>
      <text:p text:style-name="P7"><text:span text:style-name="T17">Всеóчі</text:span><text:span text:style-name="T5"> (п</text:span><text:span text:style-name="T11">охідне від </text:span><text:span text:style-name="T12">все</text:span><text:span text:style-name="T11"> і </text:span><text:span text:style-name="T12">óчі</text:span><text:span text:style-name="T5">);</text:span></text:p>
      <text:p text:style-name="P6"><text:span text:style-name="T17">Наднéбо</text:span><text:span text:style-name="T5"> (п</text:span><text:span text:style-name="T11">охідне від </text:span><text:span text:style-name="T12">над</text:span><text:span text:style-name="T11"> і </text:span><text:span text:style-name="T12">нéбо</text:span><text:span text:style-name="T5">);</text:span></text:p>
      <text:p text:style-name="P6"><text:span text:style-name="T17">Пажиття</text:span><text:span text:style-name="T5"> (п</text:span><text:span text:style-name="T11">охідне від </text:span><text:span text:style-name="T12">па</text:span><text:span text:style-name="T11">... (“подібний”) і </text:span><text:span text:style-name="T12">життя</text:span><text:span text:style-name="T5">);</text:span></text:p>
      <text:p text:style-name="P6"><text:span text:style-name="T17">Півдуші</text:span><text:span text:style-name="T5"> (п</text:span><text:span text:style-name="T11">охідне від </text:span><text:span text:style-name="T12">пів</text:span><text:span text:style-name="T11"> і </text:span><text:span text:style-name="T12">душі</text:span><text:span text:style-name="T5">);</text:span></text:p>
      <text:p text:style-name="P6"><text:span text:style-name="T17">Самоуникáння</text:span><text:span text:style-name="T5"> (п</text:span><text:span text:style-name="T11">охідне від </text:span><text:span text:style-name="T12">сáмо</text:span><text:span text:style-name="T11">... і </text:span><text:span text:style-name="T12">уникáння</text:span><text:span text:style-name="T5">);</text:span></text:p>
      <text:p text:style-name="P6"><text:span text:style-name="T17">Стосиній</text:span><text:span text:style-name="T5"> (п</text:span><text:span text:style-name="T11">охідне від </text:span><text:span text:style-name="T12">сто</text:span><text:span text:style-name="T11"> і </text:span><text:span text:style-name="T12">синій</text:span><text:span text:style-name="T5">);</text:span></text:p>
      <text:p text:style-name="P9"><text:span text:style-name="T16">Усенестéрпний</text:span><text:span text:style-name="T6"> (п</text:span><text:span text:style-name="T9">охідне від </text:span><text:span text:style-name="T10">усé</text:span><text:span text:style-name="T9"> і </text:span><text:span text:style-name="T10">нестéрпний</text:span><text:span text:style-name="T6">).</text:span></text:p>
      <text:p text:style-name="P10">У творенні поетичних неологізмів активну роль беруть афікси, префіксоїди, продуктивними є композити.</text:p>
      <text:p text:style-name="P8"><text:span text:style-name="T13">[</text:span><text:a xlink:type="simple" xlink:href="http://stus.kiev.ua/Slovnyk.files/Peredmova.zip">„</text:a><text:a xlink:type="simple" xlink:href="http://stus.kiev.ua/Slovnyk.files/Peredmova.zip">Словник поетичної мови Василя Стуса” (Рідковживані слова та </text:a><text:a xlink:type="simple" xlink:href="http://stus.kiev.ua/Slovnyk.files/Peredmova.zip">індивідуально-авторські </text:a><text:a xlink:type="simple" xlink:href="http://stus.kiev.ua/Slovnyk.files/Peredmova.zip">новотвори). Укладач Л.В.Оліфіренко. Київ, Абрис, 2003 рік.</text:a><text:span text:style-name="T13">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3-01-01T03:24:23.89</meta:creation-date>
    <dc:date>2003-01-01T07:14:02.70</dc:date>
    <meta:editing-duration>PT7H6M45S</meta:editing-duration>
    <meta:editing-cycles>47</meta:editing-cycles>
    <meta:generator>LibreOffice/3.5$Windows_x86 LibreOffice_project/dc9775d-05ecbee-0851ad3-1586698-727bf66</meta:generator>
    <meta:document-statistic meta:table-count="0" meta:image-count="0" meta:object-count="2" meta:page-count="4" meta:paragraph-count="40" meta:word-count="597" meta:character-count="3938" meta:non-whitespace-character-count="39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uk" number:country="UA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 chart:label-position="right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1.433cm" svg:y="4.187cm" style:legend-expansion="high" chart:style-name="ch2"/>
        <chart:plot-area chart:style-name="ch3" chart:data-source-has-labels="both" svg:x="0.769cm" svg:y="0.851cm" svg:width="10.026cm" svg:height="7.549cm">
          <chartooo:coordinate-region svg:x="5.465cm" svg:y="1.525cm" svg:width="5.143cm" svg:height="6.202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пособи словотворення</text:p>
              </table:table-cell>
            </table:table-row>
          </table:table-header-rows>
          <table:table-rows>
            <table:table-row>
              <table:table-cell office:value-type="string">
                <text:p>Флективний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Суфіксально-префіксальний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Словоскладання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Суфіксальний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Префіксальний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Зрощення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Основоскладання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uk" number:country="UA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0.48cm" svg:y="4.187cm" style:legend-expansion="high" chart:style-name="ch2"/>
        <chart:plot-area chart:style-name="ch3" chart:data-source-has-labels="both" svg:x="0.769cm" svg:y="0.851cm" svg:width="9.073cm" svg:height="7.549cm">
          <chartooo:coordinate-region svg:x="3.322cm" svg:y="0.851cm" svg:width="6.24cm" svg:height="6.876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ількість словникових статтей</text:p>
              </table:table-cell>
            </table:table-row>
          </table:table-header-rows>
          <table:table-rows>
            <table:table-row>
              <table:table-cell office:value-type="string">
                <text:p>Дієприслівник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Дієприкметник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Дієслово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Прислівник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Прикметник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Іменник</text:p>
              </table:table-cell>
              <table:table-cell office:value-type="float" office:value="138">
                <text:p>1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